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10F000000832A1CAB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3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9cm" fo:min-width="3.426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534cm" svg:height="5.64cm" svg:x="8.921cm" svg:y="2.317cm">
          <draw:image xlink:href="Pictures/100000000000010F000000832A1CAB7D.png" xlink:type="simple" xlink:show="embed" xlink:actuate="onLoad">
            <text:p text:style-name="P2"/>
          </draw:image>
        </draw:frame>
        <draw:custom-shape draw:style-name="gr2" draw:text-style-name="P1" draw:layer="layout" svg:width="1.168cm" svg:height="0.733cm" svg:x="13.055cm" svg:y="4.004cm">
          <text:p text:style-name="P2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31cm" svg:height="0.679cm" svg:x="11.317cm" svg:y="4.058cm">
          <text:p text:style-name="P2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25cm" svg:height="1.142cm" svg:x="9.47cm" svg:y="3.949cm">
          <text:p text:style-name="P2"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24cm" svg:height="1.169cm" svg:x="9.498cm" svg:y="5.39cm">
          <text:p text:style-name="P2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33cm" svg:height="1.277cm" svg:x="18.975cm" svg:y="3.895cm">
          <text:p text:style-name="P2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6cm" svg:height="1.304cm" svg:x="18.975cm" svg:y="2.21cm">
          <text:p text:style-name="P2"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22cm" svg:height="0.842cm" svg:x="18.323cm" svg:y="5.825cm">
          <text:p text:style-name="P2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14cm" svg:height="0.897cm" svg:x="19.871cm" svg:y="5.798cm">
          <text:p text:style-name="P2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564cm" svg:height="1.492cm" svg:x="6.863cm" svg:y="0.337cm">
          <draw:text-box>
            <text:p text:style-name="P2">Spacing</text:p>
          </draw:text-box>
        </draw:frame>
        <draw:frame draw:style-name="gr4" draw:text-style-name="P2" draw:layer="layout" svg:width="2.669cm" svg:height="1.829cm" svg:x="17.006cm" svg:y="0.258cm">
          <draw:text-box>
            <text:p text:style-name="P2">Margin</text:p>
          </draw:text-box>
        </draw:frame>
        <draw:line draw:style-name="gr5" draw:text-style-name="P1" draw:layer="layout" svg:x1="9.932cm" svg:y1="1.584cm" svg:x2="11.725cm" svg:y2="4.085cm">
          <text:p text:style-name="P2"/>
        </draw:line>
        <draw:line draw:style-name="gr5" draw:text-style-name="P1" draw:layer="layout" svg:x1="8.791cm" svg:y1="1.883cm" svg:x2="9.714cm" svg:y2="4.166cm">
          <text:p text:style-name="P2"/>
        </draw:line>
        <draw:line draw:style-name="gr5" draw:text-style-name="P1" draw:layer="layout" svg:x1="18.18cm" svg:y1="1.225cm" svg:x2="18.891cm" svg:y2="2.567cm">
          <text:p text:style-name="P2"/>
        </draw:line>
        <draw:line draw:style-name="gr5" draw:text-style-name="P1" draw:layer="layout" svg:x1="19.207cm" svg:y1="1.225cm" svg:x2="20.523cm" svg:y2="5.74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7-06-21T09:43:15</meta:creation-date>
    <dc:creator>Jesper K. Pedersen</dc:creator>
    <dc:date>2008-10-06T10:41:12</dc:date>
    <dc:language>en</dc:language>
    <meta:editing-cycles>5</meta:editing-cycles>
    <meta:editing-duration>PT41M3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